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Courier New" svg:font-family="'Courier New'" style:font-family-generic="modern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style:text-autospace="none"/>
      <style:text-properties style:font-name="Courier New" fo:font-size="10pt" fo:language="en" fo:country="US" fo:font-weight="bold" style:font-name-asian="Courier New" style:font-size-asian="10pt" style:font-weight-asian="bold" style:font-name-complex="Courier New" style:font-size-complex="10pt" style:font-weight-complex="bold"/>
    </style:style>
    <style:style style:name="P2" style:family="paragraph" style:parent-style-name="Standard">
      <style:paragraph-properties style:text-autospace="none"/>
      <style:text-properties style:font-name="Courier New" fo:font-size="10pt" fo:language="en" fo:country="US" style:font-name-asian="Courier New" style:font-size-asian="10pt" style:font-name-complex="Courier New" style:font-size-complex="10pt"/>
    </style:style>
    <style:style style:name="P3" style:family="paragraph" style:parent-style-name="Standard">
      <style:paragraph-properties style:text-autospace="none"/>
      <style:text-properties style:font-name="Courier New" fo:font-size="10pt" fo:language="en" fo:country="US" style:font-name-asian="Courier New" style:font-size-asian="10pt" style:font-name-complex="Courier New" style:font-size-complex="10pt"/>
    </style:style>
    <style:style style:name="P4" style:family="paragraph" style:parent-style-name="Standard">
      <style:paragraph-properties style:text-autospace="none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ing Subversion properties for repository access control</text:p>
      <text:p text:style-name="P2"/>
      <text:p text:style-name="P2">Using Subversion repository properties in conjunction with Subversion server pre-processing hooks, we can provide a granular, visible and versioned mechanism for access control independent of the repository access method.</text:p>
      <text:p text:style-name="P2"/>
      <text:p text:style-name="P2">Two properties are required to enable this, these properties can exist on individual files or directories, or on the parent directories of files or directories you wish to control.</text:p>
      <text:p text:style-name="P2"/>
      <text:p text:style-name="P2"/>
      <text:p text:style-name="P1">hook:propchange-access</text:p>
      <text:p text:style-name="P2">----------------------</text:p>
      <text:p text:style-name="P2">This property contains a line delimited list of properties and a comma separated list of users who are allowed to modify each property.</text:p>
      <text:p text:style-name="P2"/>
      <text:p text:style-name="P2">To enable access control this property needs to set 2 property values, the first controls who is allowed to modify the <text:span text:style-name="T1">hook:propchange-access</text:span> property, the second controls who is allowed to modify the <text:span text:style-name="T1">hook:commit-access</text:span> property. <text:s/></text:p>
      <text:p text:style-name="P2"/>
      <text:p text:style-name="P2">e.g. To give user “admin” rights to control who is allowed to modify the hook:propchange-access property, and users “admin” and “user” rights to modify the hook:commit-access property for the repository, the hook:propchange-access property is set to the following values on the repository root:</text:p>
      <text:p text:style-name="P2"/>
      <text:p text:style-name="P2">hook:propchange-access=admin</text:p>
      <text:p text:style-name="P2">hook:commit-access=admin,user</text:p>
      <text:p text:style-name="P2"/>
      <text:p text:style-name="P2"/>
      <text:p text:style-name="P1">hook:commit-access</text:p>
      <text:p text:style-name="P2">------------------</text:p>
      <text:p text:style-name="P2">This property contains a line or comma delimited list of users who are allowed to commit the file or directory attached to the property. <text:s/>In the case of a directory, it also determines which users are allowed to commit on any of its sub-directories. <text:s/></text:p>
      <text:p text:style-name="P2"/>
      <text:p text:style-name="P2"/>
      <text:p text:style-name="P2">These properties are used with an appropriate hook script to determine if the modification should be permitted.</text:p>
      <text:p text:style-name="P2"/>
      <text:p text:style-name="P2"/>
      <text:p text:style-name="P1">pre-revprop-change</text:p>
      <text:p text:style-name="P2">------------------</text:p>
      <text:p text:style-name="P2">This hook script checks to see if there are any <text:span text:style-name="T1">hook:propchange-access</text:span> properties, and if found verifies that the user making the change is permitted to do so.</text:p>
      <text:p text:style-name="P2"/>
      <text:p text:style-name="P2"/>
      <text:p text:style-name="P1">pre-commit</text:p>
      <text:p text:style-name="P2">----------</text:p>
      <text:p text:style-name="P2">This hook script checks to see if there are any <text:span text:style-name="T1">hook:commit-access</text:span> properties, and if found verifies that the user committing the change is permitted to do so. <text:s/>This hook script enables repository, directory or file access control per user.</text:p>
      <text:p text:style-name="P2"/>
      <text:p text:style-name="P2"/>
      <text:p text:style-name="P1">start-commit</text:p>
      <text:p text:style-name="P2">------------</text:p>
      <text:p text:style-name="P2">This hook script checks to see if there is a <text:span text:style-name="T1">hook:commit-access</text:span> property on the repository root, and if found, verifies that the user committing the change is permitted to do so. <text:s/>This hook script enables repository access control per user.</text:p>
      <text:p text:style-name="P2"/>
      <text:p text:style-name="P2"/>
      <text:p text:style-name="P1">Note:</text:p>
      <text:p text:style-name="P2">- All hook scripts should search HEAD for appropriate property.</text:p>
      <text:p text:style-name="P3">- All hook scripts should search up the directory tree back to the</text:p>
      <text:p text:style-name="P2">repository root, searching each parent directory for a match on the appropriate property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Courier New" svg:font-family="'Courier New'" style:font-family-generic="modern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79$Win32 OpenOffice.org_project/680m79$Build-8876$CWS-ooo20beta</meta:generator>
    <meta:initial-creator>Simon McKenna</meta:initial-creator>
    <meta:creation-date>2005-04-22T13:23:05</meta:creation-date>
    <dc:creator>Simon McKenna</dc:creator>
    <dc:date>2005-04-22T17:18:26</dc:date>
    <dc:language>en-US</dc:language>
    <meta:editing-cycles>19</meta:editing-cycles>
    <meta:editing-duration>PT1H17M4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27" meta:word-count="407" meta:character-count="2559"/>
  </office:meta>
</office:document-meta>
</file>